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string" calcext:value-type="string">
            <text:p>Faible</text:p>
          </table:table-cell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6"/>
          <table:table-cell office:value-type="string" calcext:value-type="string">
            <text:p>Sum 2 vect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5"/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6"/>
          <table:table-cell office:value-type="string" calcext:value-type="string">
            <text:p>Sum vect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5"/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6"/>
          <table:table-cell office:value-type="string" calcext:value-type="string">
            <text:p>prod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0" calcext:value-type="float">
            <text:p>1000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00" calcext:value-type="float">
            <text:p>10000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25:09.771016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0:15.448453755</meta:creation-date>
    <dc:date>2019-03-01T09:40:58.320035428</dc:date>
    <meta:editing-duration>PT26M31S</meta:editing-duration>
    <meta:editing-cycles>2</meta:editing-cycles>
    <meta:generator>LibreOffice/6.1.3.2$Linux_X86_64 LibreOffice_project/10$Build-2</meta:generator>
    <meta:document-statistic meta:table-count="1" meta:cell-count="127" meta:object-count="0"/>
  </office:meta>
</office:document-meta>
</file>